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99a7" officeooo:paragraph-rsid="000b99a7"/>
    </style:style>
    <style:style style:name="P2" style:family="paragraph" style:parent-style-name="Text_20_body">
      <style:text-properties officeooo:rsid="000e960b" officeooo:paragraph-rsid="000e960b"/>
    </style:style>
    <style:style style:name="P3" style:family="paragraph" style:parent-style-name="Text_20_body">
      <style:text-properties fo:font-weight="bold" officeooo:rsid="000e960b" officeooo:paragraph-rsid="000e960b" style:font-weight-asian="bold" style:font-weight-complex="bold"/>
    </style:style>
    <style:style style:name="P4" style:family="paragraph" style:parent-style-name="Text_20_body">
      <style:text-properties officeooo:rsid="000f0e4b" officeooo:paragraph-rsid="000f0e4b"/>
    </style:style>
    <style:style style:name="P5" style:family="paragraph" style:parent-style-name="Text_20_body">
      <style:text-properties style:font-name="DejaVu Sans Mono" fo:font-size="10pt" officeooo:rsid="000f0e4b" officeooo:paragraph-rsid="000f0e4b" style:font-size-asian="10pt" style:font-size-complex="10pt"/>
    </style:style>
    <style:style style:name="P6" style:family="paragraph" style:parent-style-name="Text_20_body">
      <style:paragraph-properties fo:margin-top="0in" fo:margin-bottom="0.1in" style:contextual-spacing="true"/>
      <style:text-properties style:font-name="DejaVu Sans Mono" officeooo:rsid="000f0e4b" officeooo:paragraph-rsid="000f0e4b"/>
    </style:style>
    <style:style style:name="P7" style:family="paragraph" style:parent-style-name="Text_20_body">
      <style:paragraph-properties fo:margin-top="0in" fo:margin-bottom="0.1in" style:contextual-spacing="true"/>
      <style:text-properties style:font-name="DejaVu Sans Mono" fo:font-size="10pt" officeooo:rsid="000f0e4b" officeooo:paragraph-rsid="000f0e4b" style:font-size-asian="10pt" style:font-size-complex="10pt"/>
    </style:style>
    <style:style style:name="P8" style:family="paragraph" style:parent-style-name="Text_20_body" style:list-style-name="L1">
      <style:text-properties officeooo:rsid="000b99a7" officeooo:paragraph-rsid="000b99a7"/>
    </style:style>
    <style:style style:name="P9" style:family="paragraph" style:parent-style-name="Text_20_body" style:list-style-name="L2">
      <style:text-properties officeooo:rsid="000b99a7" officeooo:paragraph-rsid="000b99a7"/>
    </style:style>
    <style:style style:name="P10" style:family="paragraph" style:parent-style-name="Text_20_body" style:list-style-name="L3">
      <style:text-properties officeooo:rsid="000b99a7" officeooo:paragraph-rsid="000b99a7"/>
    </style:style>
    <style:style style:name="P11" style:family="paragraph" style:parent-style-name="Text_20_body" style:list-style-name="L4">
      <style:text-properties officeooo:rsid="000e960b" officeooo:paragraph-rsid="000e960b"/>
    </style:style>
    <style:style style:name="P12" style:family="paragraph" style:parent-style-name="Text_20_body" style:list-style-name="L2">
      <style:text-properties officeooo:rsid="001225bd" officeooo:paragraph-rsid="001225bd"/>
    </style:style>
    <style:style style:name="P13" style:family="paragraph" style:parent-style-name="Heading_20_1">
      <style:text-properties officeooo:rsid="000b99a7" officeooo:paragraph-rsid="000b99a7"/>
    </style:style>
    <style:style style:name="P14" style:family="paragraph" style:parent-style-name="Heading_20_2">
      <style:text-properties officeooo:rsid="000d537a" officeooo:paragraph-rsid="000d537a"/>
    </style:style>
    <style:style style:name="P15" style:family="paragraph" style:parent-style-name="Heading_20_3">
      <style:text-properties officeooo:rsid="000e960b" officeooo:paragraph-rsid="000e960b"/>
    </style:style>
    <style:style style:name="P16" style:family="paragraph" style:parent-style-name="Heading_20_3">
      <style:text-properties officeooo:rsid="000f0e4b" officeooo:paragraph-rsid="000f0e4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officeooo:rsid="001091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he TIBXScript Script Engine</text:h>
      <text:p text:style-name="P1">TIBXScript script engine runs an SQL script from a file or stream. The text is parsed into SQL statements which are executed in turn. The intention is to be ISQL compatible but with extensions:</text:p>
      <text:list xml:id="list8200620174956659458" text:style-name="L1">
        <text:list-item>
          <text:p text:style-name="P8">SET TERM and Set AutoDDL are both supported</text:p>
        </text:list-item>
        <text:list-item>
          <text:p text:style-name="P8">New Command: RECONNECT. Performs a commit followed by disconnecting and reconnecting to the database.</text:p>
        </text:list-item>
        <text:list-item>
          <text:p text:style-name="P8">Procedure Bodies (BEGIN .. END blocks) are self-<text:span text:style-name="T3">delimiting</text:span> and do not need an extra terminator. If a terminator is present, this is treated as an empty statement. The result is ISQL compatible, but does not require the use of SET TERM.</text:p>
        </text:list-item>
        <text:list-item>
          <text:p text:style-name="P8">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
      <text:p text:style-name="P1">Select SQL statements are not directly supported but can be handled by an external handler (OnSelectSQL event). If the handler is not present then an exception is raised if a Select SQL statement is found.</text:p>
      <text:h text:style-name="Heading_20_2" text:outline-level="2">Properties:</text:h>
      <text:list xml:id="list7059563076572752966" text:style-name="L2">
        <text:list-item>
          <text:p text:style-name="P9"><text:span text:style-name="T1">Database</text:span>: Link to TIBDatabase component</text:p>
        </text:list-item>
        <text:list-item>
          <text:p text:style-name="P9"><text:span text:style-name="T1">Transaction</text:span>: Link to Transaction. Defaults to internal transaction (concurrency, wait)</text:p>
        </text:list-item>
        <text:list-item>
          <text:p text:style-name="P9"><text:span text:style-name="T1">Echo</text:span>: boolean. When true, all SQL statements are echoed to log</text:p>
        </text:list-item>
        <text:list-item>
          <text:p text:style-name="P9"><text:span text:style-name="T1">StopOnFirstError</text:span>: boolean. When true the script engine terminates on the first SQL Error.</text:p>
        </text:list-item>
        <text:list-item>
          <text:p text:style-name="P12"><text:span text:style-name="T1">IgnoreGrants</text:span>: When true, grant statements are silently discarded. This can be useful when applying a script using the Embedded Server. </text:p>
        </text:list-item>
      </text:list>
      <text:h text:style-name="Heading_20_2" text:outline-level="2">Events:</text:h>
      <text:list xml:id="list1068699595858622665" text:style-name="L3">
        <text:list-item>
          <text:p text:style-name="P10"><text:span text:style-name="T1">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10"><text:span text:style-name="T1">OnOutputLog</text:span>: Called to write SQL Statements to the log (stdout)</text:p>
        </text:list-item>
        <text:list-item>
          <text:p text:style-name="P10"><text:span text:style-name="T1">OnErrorLog</text:span>: Called to write all other messages to the log (stderr)</text:p>
        </text:list-item>
        <text:list-item>
          <text:p text:style-name="P10"><text:s/><text:span text:style-name="T1">OnProgressEvent</text:span>: Progress bar support. If Reset is true the value is maximum value of progress bar. Otherwise called to step progress bar.</text:p>
        </text:list-item>
        <text:list-item>
          <text:p text:style-name="P10"><text:span text:style-name="T1">OnSelectSQL</text:span>: handler for select SQL statements. If not present, select SQL statements result in an exception. </text:p>
        </text:list-item>
      </text:list>
      <text:h text:style-name="P14" text:outline-level="2"><text:soft-page-break/>Examples</text:h>
      <text:p text:style-name="P2">Two example programs are provided in the ibx/examples directory that illustrate the use of TIBXScript in both GUI and console mode. These are:</text:p>
      <text:list xml:id="list2999453024149332999" text:style-name="L4">
        <text:list-item>
          <text:p text:style-name="P11"><text:a xlink:type="simple" xlink:href="#1.3.1.The Script Engine Example|outline">ibx/examples/scriptengine</text:a></text:p>
        </text:list-item>
        <text:list-item>
          <text:p text:style-name="P11"><text:a xlink:type="simple" xlink:href="#1.3.2.The fbsql Console Mode Application|outline">ibx/examples/fbsql</text:a></text:p>
        </text:list-item>
      </text:list>
      <text:h text:style-name="P15" text:outline-level="3">The Script Engine Example</text:h>
      <text:p text:style-name="P2">This example application illustrates use of the TIBXScript SQL script engine. It works with the example employee database and <text:span text:style-name="T3">comes </text:span><text:s/>with various test scripts to illustrate how it works. These are all located in the "tests" directory. </text:p>
      <text:p text:style-name="P2">Compile and run the application after first ensuring that the example employee database is available on the local server. If it is on a remote server, then you will have to adjust the IBDatabase1.DatabaseName property accordingly. </text:p>
      <text:p text:style-name="P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2">The test scripts are loaded in the left hand text box by clicking on the "Load Script" button. The scripts are: </text:p>
      <text:p text:style-name="P3">1. CreateCountriesTable.sql </text:p>
      <text:p text:style-name="P2">This adds a new table "COUNTRIES" to the employee database and then populates it with country data including the country name and ISO2 and 3 character shortnames. <text:span text:style-name="T3">At the end of the script, the contents of the new table are displayed.</text:span></text:p>
      <text:p text:style-name="P2"/>
      <text:p text:style-name="P3">2. CreateCountriesTablewithError.sql </text:p>
      <text:p text:style-name="P2">This does the same as the above, except that the first insert statement cont<text:span text:style-name="T3">ian</text:span>s a syntax error. It may be used to experiment with the "Stop on First Error" checkbox, and shows how the script engine can recover and continue from (some) syntax errors. </text:p>
      <text:p text:style-name="P2"/>
      <text:p text:style-name="P3">3. DeptListView.sql </text:p>
      <text:p text:style-name="P2">This script adds a complex View to the database and tests the script engine in complex scenarios, such as recursive queries. </text:p>
      <text:p text:style-name="P2"/>
      <text:p text:style-name="P3">4. createproc.sql </text:p>
      <text:p text:style-name="P2">This script adds three simple stored procedures. It demonstrates the different ways that procedure <text:soft-page-break/>bodies can be declared (ISQL compatible, standard terminator and no terminator). Use of comments is also demonstrated. </text:p>
      <text:p text:style-name="P2"/>
      <text:p text:style-name="P3">5. ParameterisedQueries.sql </text:p>
      <text:p text:style-name="P2">This script demonstrates the use of IBX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2"><text:s/>You should locate and return the "flag_en.png" file. </text:p>
      <text:p text:style-name="P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2"/>
      <text:p text:style-name="P3">6. Reverseall.sql </text:p>
      <text:p text:style-name="P2">Reverses out the above. </text:p>
      <text:p text:style-name="P2"/>
      <text:p text:style-name="P3">7. SelectQuery.sql </text:p>
      <text:p text:style-name="P2">Illustrates handling of select queries. </text:p>
      <text:h text:style-name="P16" text:outline-level="3">The fbsql Console Mode Application</text:h>
      <text:p text:style-name="P4">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4">Usage: fbsql &lt;options&gt; &lt;database name&gt;</text:p>
      <text:p text:style-name="P6">O<text:span text:style-name="T2">ptions:</text:span></text:p>
      <text:p text:style-name="P7">-a <text:s text:c="11"/>write database metadata to stdout</text:p>
      <text:p text:style-name="P7">-b <text:s text:c="11"/>stop on first error</text:p>
      <text:p text:style-name="P7">-e <text:s text:c="11"/>echo sql statements to stdout</text:p>
      <text:p text:style-name="P7">-f &lt;filename&gt; execute SQL script from file</text:p>
      <text:p text:style-name="P7">-h <text:s text:c="11"/>show this information</text:p>
      <text:p text:style-name="P7">-p &lt;password&gt; provide password on command line (insecure)</text:p>
      <text:p text:style-name="P7">-r &lt;rolename&gt; open database with this rolename</text:p>
      <text:p text:style-name="P7">-s &lt;sql&gt; <text:s text:c="5"/>Execute SQL text</text:p>
      <text:p text:style-name="P7">-u &lt;username&gt; open database with this username (defaults to SYSDBA)</text:p>
      <text:p text:style-name="P4"/>
      <text:p text:style-name="P7">Environment Variables:</text:p>
      <text:p text:style-name="P7">ISC_USER <text:s text:c="5"/>Login user Name</text:p>
      <text:p text:style-name="P7">ISC_PASSWORD <text:s/>Login password</text:p>
      <text:p text:style-name="P4"><text:soft-page-break/>Saving the username and/or password as environment variables avoids having to enter them on the command line and is a more secure means of provding the password.</text:p>
      <text:p text:style-name="P4">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4">To use, compile the program in the Lazarus IDE and run it from the command line. The above gives the command line parameters. For example:</text:p>
      <text:p text:style-name="P5">fbsql -a -u SYSDBA -p masterkey employee</text:p>
      <text:p text:style-name="P4">will write out the metadata for the local employee database to stdout (assuming default password).</text:p>
      <text:p text:style-name="P5">fbsql -s "Select * From EMPLOYEE" -u SYSDBA -p masterkey employee</text:p>
      <text:p text:style-name="P4">will write out the contents of the EMPLOYEE table in the local employee database to stdout (assuming default password).</text:p>
      <text:p text:style-name="P5">fbsql -b -e ../scriptengine/tests/CreateCountriesTable.sql -u SYSDBA -p masterkey employee</text:p>
      <text:p text:style-name="P4">will run the script CreateCountriesTable.sql from the script engine test suite and apply it to the local employee database. Each statement will be echoed to stdout and processing will stop on the first error.</text:p>
      <text:p text:style-name="P4">Note that on Linux, to run a program from the command line that is not on the PATH, you need to:</text:p>
      <text:p text:style-name="P4">cd to the example directory "ibx/examples/fbsql"</text:p>
      <text:p text:style-name="P4">run the program as "./fbsql" e.g.</text:p>
      <text:p text:style-name="P5">./fbsql -a -u SYSDBA -p masterkey employ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02-05T16:21:08.651509244</meta:creation-date>
    <dc:date>2016-02-11T13:49:32.336196060</dc:date>
    <dc:creator>Tony Whyman</dc:creator>
    <meta:editing-duration>PT53M7S</meta:editing-duration>
    <meta:editing-cycles>7</meta:editing-cycles>
    <meta:generator>LibreOffice/4.2.8.2$Linux_X86_64 LibreOffice_project/420m0$Build-2</meta:generator>
    <meta:document-statistic meta:table-count="0" meta:image-count="0" meta:object-count="0" meta:page-count="4" meta:paragraph-count="73" meta:word-count="1258" meta:character-count="7721" meta:non-whitespace-character-count="6470"/>
  </office:meta>
</office:document-meta>
</file>